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9.7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lass not supported.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Response bytes still availabl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ommand successfully executed; 'XX' bytes of data are available and can be requested using GET RESPONSE.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State of non-volatile memory unchange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 information given (NV-Ram not changed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V-Ram not changed 1.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art of returned data may be corrupte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nd of file/record reached before reading Le by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lected file invalidate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lected file is not valid. FCI not formated according to IS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 input data available from a sensor on the card. No Purse Engine enslaved for R3b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rong R-MA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rd locked (during reset( )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unter with value x (command dependent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rong C-MA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ernal rese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efault agent locke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rdholder locke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asement is current agen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LC Key Set not unblocke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FU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State of non-volatile memory change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 information given (NV-Ram changed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ile filled up by the last write. Loading/updating is not allowed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rd key not supported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ader key not supported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laintext transmission not supported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cured transmission not supported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olatile memory is not available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n-volatile memory is not available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ey number not valid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Key length is not correct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erify fail, no try left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erify fail, 1 try left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erify fail, 2 tries left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erify fail, 3 tries left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he counter has reached the value 'x' (0 = x = 15) (command dependent)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re data expected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ore data expected and proactive command pending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FU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tate of non-volatile memory unchange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 information given (NV-Ram not changed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mand timeout. Immediate response required by the card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FU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tate of non-volatile memory changed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 information give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rite error. Memory failure. There have been problems in writing or reading the EEPROM. Other hardware problems may also bring this error.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emory failur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FU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rror while receiving (timeout)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rror while receiving (character parity error)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rong checksu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he current DF file without FCI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 SF or KF under the current DF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correct Encryption/Decryption Paddin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rong length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ngth incorrect (procedure)(ISO 7816-3)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unctions in CLA not supporte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 information given (The request function is not supported by the card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ogical channel not supporte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ecure messaging not supporte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ast command of the chain expecte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mand chaining not supporte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FU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mand not allowe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 information given (Command not allowed)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mand not accepted (inactive state)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mand incompatible with file structur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ecurity condition not satisfied.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uthentication method blocke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ferenced data reversibly blocked (invalidated)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nditions of use not satisfied.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mand not allowed (no current EF)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pected secure messaging (SM) object missin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correct secure messaging (SM) data objec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a must be updated agai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L1 of the currently Enabled Profile prevents this action.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ermission Denie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ermission Denied - Missing Privileg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FU</text:p>
          </table:table-cell>
        </table:table-row>
        <table:table-row table:style-name="ro1">
          <table:table-cell table:style-name="ce2" office:value-type="string" calcext:value-type="string">
            <text:p>6A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Wrong parameter(s) P1-P2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 information given (Bytes P1 and/or P2 are incorrect)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he parameters in the data field are incorrect.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unction not supported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ile not found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cord not found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here is insufficient memory space in record or file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c inconsistent with TLV structure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correct P1 or P2 parameter.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c inconsistent with P1-P2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ferenced data not found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ile already exists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 name already exists.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rong parameter value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FU</text:p>
          </table:table-cell>
        </table:table-row>
        <table:table-row table:style-name="ro1">
          <table:table-cell table:style-name="ce2" office:value-type="string" calcext:value-type="string">
            <text:p>6B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rong parameter(s) P1-P2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ference incorrect (procedure byte), (ISO 7816-3)</text:p>
          </table:table-cell>
        </table:table-row>
        <table:table-row table:style-name="ro1">
          <table:table-cell table:style-name="ce2" office:value-type="string" calcext:value-type="string">
            <text:p>6C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Wrong length Le</text:p>
          </table:table-cell>
        </table:table-row>
        <table:table-row table:style-name="ro1">
          <table:table-cell office:value-type="string" calcext:value-type="string">
            <text:p>6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correct P3 length.</text:p>
          </table:table-cell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d length value in Le; 'xx' is the correct exact Le</text:p>
          </table:table-cell>
        </table:table-row>
        <table:table-row table:style-name="ro1">
          <table:table-cell table:style-name="ce2" office:value-type="string" calcext:value-type="string">
            <text:p>6D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6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struction code not supported or invalid</text:p>
          </table:table-cell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struction code not programmed or invalid (procedure byte), (ISO 7816-3)</text:p>
          </table:table-cell>
        </table:table-row>
        <table:table-row table:style-name="ro1">
          <table:table-cell table:style-name="ce2" office:value-type="string" calcext:value-type="string">
            <text:p>6E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lass not supported</text:p>
          </table:table-cell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struction class not supported (procedure byte), (ISO 7816-3)</text:p>
          </table:table-cell>
        </table:table-row>
        <table:table-row table:style-name="ro1">
          <table:table-cell table:style-name="ce2" office:value-type="string" calcext:value-type="string">
            <text:p>6F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nternal exception</text:p>
          </table:table-cell>
        </table:table-row>
        <table:table-row table:style-name="ro1">
          <table:table-cell office:value-type="string" calcext:value-type="string">
            <text:p>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mmand aborted - more exact diagnosis not possible (e.g., operating system error).</text:p>
          </table:table-cell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ard dead (overuse, …)</text:p>
          </table:table-cell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 precise diagnosis (procedure byte), (ISO 7816-3)</text:p>
          </table:table-cell>
        </table:table-row>
        <table:table-row table:style-name="ro1">
          <table:table-cell table:style-name="ce2" office:value-type="float" office:value="-9" calcext:value-type="float">
            <text:p>-9</text:p>
          </table:table-cell>
          <table:table-cell table:style-name="ce2" office:value-type="string" calcext:value-type="string">
            <text:p>--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ommand successfully executed (OK).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IN not succesfully verified, 3 or more PIN tries lef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ey/file not foun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nblock Try Counter has reached zero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ates.activity, States.lock Status or States.lockable has wrong valu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ransaction number reached its limi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 change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sufficient NV-Memory to complete comman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mmand code not supporte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C or MAC does not match dat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valid key number specifie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ength of command string invali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t allow the requested comman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alue of the parameter invali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equested AID not present on PICC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nrecoverable error within applicatio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uthentication status does not allow the requested comman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ditional data frame is expected to be sen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ut of boundary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nrecoverable error within PICC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revious Command was not fully complete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ICC was disabled by an unrecoverable error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umber of Applications limited to 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ile or application already exist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uld not complete NV-write operation due to loss of power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pecified file number does not exis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nrecoverable error within fil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riting to EEPROM successful after 'x' attempts.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sufficient memory. No more storage available.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riting to EEPROM not successful.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tegrity erro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ndidate S2 invalid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plication is permanently locke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 EF selected.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ndidate currency code does not match purse currenc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ndidate amount too hig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ddress range exceeded.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ndidate amount too low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ID not found, record not found or comparison pattern not found.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roblems in the data fiel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quired MAC unavailabl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d currency : purse engine has no slot with R3bc currenc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3bc currency not supported in purse engin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elected file type does not match command.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d sequenc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lave not foun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IN blocked and Unblock Try Counter is 1 or 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in keys are blocke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IN not succesfully verified, 3 or more PIN tries lef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se key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imit exceeded - C-MAC key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M error - Limit exceeded - R-MAC key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imit exceeded - sequence counter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imit exceeded - R-MAC length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rvice not availabl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 PIN defined.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ccess conditions not satisfied, authentication failed.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SK RANDOM or GIVE RANDOM not executed.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IN verification not successful.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CREASE or DECREASE could not be executed because a limit has been reached.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uthentication Error, application specific (incorrect MAC)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PIN try left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IN not succesfully verified, 1 PIN try left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rong status - Cardholder lock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issing privileg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IN is not installed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rong status - R-MAC state</text:p>
          </table:table-cell>
        </table:table-row>
        <table:table-row table:style-name="ro1"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 PIN try left</text:p>
          </table:table-cell>
        </table:table-row>
        <table:table-row table:style-name="ro1">
          <table:table-cell office:value-type="string" calcext:value-type="string">
            <text:p>9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IN not succesfully verified, 2 PIN try left</text:p>
          </table:table-cell>
        </table:table-row>
        <table:table-row table:style-name="ro1">
          <table:table-cell office:value-type="string" calcext:value-type="string">
            <text:p>9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rong parameter value - Double agent AID</text:p>
          </table:table-cell>
        </table:table-row>
        <table:table-row table:style-name="ro1">
          <table:table-cell office:value-type="string" calcext:value-type="string">
            <text:p>9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rong parameter value - Double agent Type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correct certificate type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correct session data size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correct DIR file record size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correct FCI record size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correct code size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sufficient memory to load application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valid AID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uplicate AID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plication previously loaded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plication history list full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plication not open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valid offset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plication already loaded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valid certificate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valid signature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valid KTU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SM controls not set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plication signature does not exist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TU does not exist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plication not loaded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valid Open command data length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heck data parameter is incorrect (invalid start address)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heck data parameter is incorrect (invalid length)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heck data parameter is incorrect (illegal memory check area)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valid MSM Controls ciphertext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SM controls already set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et MSM Controls data length less than 2 bytes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valid MSM Controls data length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cess MSM Controls ciphertext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rification of MSM Controls data failed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valid MCD Issuer production ID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valid MCD Issuer ID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valid set MSM controls data date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valid MCD number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served field error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served field error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served field error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served field error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C verification failed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ximum number of unblocks reached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ard was not blocked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rypto functions not available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 application loaded</text:p>
          </table:table-cell>
        </table:table-row>
        <table:table-row table:style-name="ro1">
          <table:table-cell office:value-type="string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IN not installed</text:p>
          </table:table-cell>
        </table:table-row>
        <table:table-row table:style-name="ro1">
          <table:table-cell office:value-type="string" calcext:value-type="string">
            <text:p>9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IN not succesfully verified, PIN not installed</text:p>
          </table:table-cell>
        </table:table-row>
        <table:table-row table:style-name="ro1">
          <table:table-cell office:value-type="string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IN blocked and Unblock Try Counter is 3</text:p>
          </table:table-cell>
        </table:table-row>
        <table:table-row table:style-name="ro1">
          <table:table-cell office:value-type="string" calcext:value-type="string">
            <text:p>9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IN not succesfully verified, PIN blocked and Unblock Try Counter is 3</text:p>
          </table:table-cell>
        </table:table-row>
        <table:table-row table:style-name="ro1">
          <table:table-cell office:value-type="string" calcext:value-type="string">
            <text:p>9F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mmand successfully executed; 'xx' bytes of data are available and can be requested using GET RESPONSE.</text:p>
          </table:table-cell>
        </table:table-row>
        <table:table-row table:style-name="ro1">
          <table:table-cell office:value-type="string" calcext:value-type="string">
            <text:p>9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pplication related status, (ISO 7816-3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5:48:37.362309520</meta:creation-date>
    <dc:date>2017-03-25T15:49:37.498161477</dc:date>
    <meta:editing-duration>PT1M</meta:editing-duration>
    <meta:editing-cycles>1</meta:editing-cycles>
    <meta:document-statistic meta:table-count="1" meta:cell-count="972" meta:object-count="0"/>
    <meta:generator>LibreOffice/5.0.6.2$Linux_X86_64 LibreOffice_project/00m0$Build-2</meta:generator>
  </office:meta>
</office:document-meta>
</file>